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Text_20_body">
      <style:text-properties officeooo:rsid="0005f284" officeooo:paragraph-rsid="0005f284"/>
    </style:style>
    <style:style style:name="P2" style:family="paragraph" style:parent-style-name="Text_20_body">
      <style:text-properties officeooo:rsid="0007bb04" officeooo:paragraph-rsid="0007bb04"/>
    </style:style>
    <style:style style:name="P3" style:family="paragraph" style:parent-style-name="Text_20_body">
      <style:text-properties fo:font-weight="bold" officeooo:rsid="00087355" officeooo:paragraph-rsid="00087355" style:font-weight-asian="bold" style:font-weight-complex="bold"/>
    </style:style>
    <style:style style:name="P4" style:family="paragraph" style:parent-style-name="Text_20_body">
      <style:text-properties fo:font-weight="bold" officeooo:rsid="0009be08" officeooo:paragraph-rsid="0009be08" style:font-weight-asian="bold" style:font-weight-complex="bold"/>
    </style:style>
    <style:style style:name="P5" style:family="paragraph" style:parent-style-name="Heading_20_2">
      <style:text-properties officeooo:paragraph-rsid="000e70b7"/>
    </style:style>
    <style:style style:name="P6" style:family="paragraph" style:parent-style-name="Text_20_body" style:list-style-name="L1">
      <style:text-properties fo:font-weight="bold" officeooo:rsid="0009be08" officeooo:paragraph-rsid="0009be08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0a1a20" officeooo:paragraph-rsid="000a1a20" style:font-weight-asian="bold" style:font-weight-complex="bold"/>
    </style:style>
    <style:style style:name="P8" style:family="paragraph" style:parent-style-name="Text_20_body">
      <style:text-properties fo:font-weight="normal" officeooo:rsid="000a1a20" officeooo:paragraph-rsid="000a1a20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07bb04" officeooo:paragraph-rsid="0007bb04" style:font-weight-asian="normal" style:font-weight-complex="normal"/>
    </style:style>
    <style:style style:name="P10" style:family="paragraph" style:parent-style-name="Text_20_body">
      <style:text-properties fo:font-weight="normal" officeooo:rsid="000bb43e" officeooo:paragraph-rsid="000bb43e" style:font-weight-asian="normal" style:font-weight-complex="normal"/>
    </style:style>
    <style:style style:name="P11" style:family="paragraph" style:parent-style-name="Text_20_body">
      <style:text-properties fo:font-weight="normal" officeooo:rsid="000e70b7" officeooo:paragraph-rsid="000e70b7" style:font-weight-asian="normal" style:font-weight-complex="normal"/>
    </style:style>
    <style:style style:name="P12" style:family="paragraph" style:parent-style-name="Text_20_body" style:list-style-name="L3">
      <style:text-properties officeooo:paragraph-rsid="00087355"/>
    </style:style>
    <style:style style:name="P13" style:family="paragraph" style:parent-style-name="Text_20_body" style:list-style-name="L3">
      <style:text-properties officeooo:rsid="00087355" officeooo:paragraph-rsid="00087355"/>
    </style:style>
    <style:style style:name="P14" style:family="paragraph" style:parent-style-name="Text_20_body" style:list-style-name="L3">
      <style:text-properties officeooo:rsid="00088758" officeooo:paragraph-rsid="00088758"/>
    </style:style>
    <style:style style:name="T1" style:family="text">
      <style:text-properties officeooo:rsid="0007bb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735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7355" style:font-weight-asian="normal" style:font-weight-complex="normal"/>
    </style:style>
    <style:style style:name="T6" style:family="text">
      <style:text-properties fo:font-weight="normal" officeooo:rsid="000a1a20" style:font-weight-asian="normal" style:font-weight-complex="normal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fo:color="#c9211e" loext:opacity="100%" fo:font-weight="normal" officeooo:rsid="00087355" style:font-weight-asian="normal" style:font-weight-complex="normal"/>
    </style:style>
    <style:style style:name="T9" style:family="text">
      <style:text-properties fo:color="#55308d" loext:opacity="100%" fo:font-weight="normal" style:font-weight-asian="normal" style:font-weight-complex="normal"/>
    </style:style>
    <style:style style:name="T10" style:family="text">
      <style:text-properties fo:color="#55308d" loext:opacity="100%" fo:font-weight="bold" style:font-weight-asian="bold" style:font-weight-complex="bold"/>
    </style:style>
    <style:style style:name="T11" style:family="text">
      <style:text-properties fo:color="#ff0000" loext:opacity="100%" fo:font-weight="bold" officeooo:rsid="00087355" style:font-weight-asian="bold" style:font-weight-complex="bold"/>
    </style:style>
    <style:style style:name="T12" style:family="text">
      <style:text-properties fo:color="#3faf46" loext:opacity="100%" fo:font-weight="normal" style:font-weight-asian="normal" style:font-weight-complex="normal"/>
    </style:style>
    <style:style style:name="T13" style:family="text">
      <style:text-properties fo:color="#3faf46" loext:opacity="100%" fo:font-weight="bold" style:font-weight-asian="bold" style:font-weight-complex="bold"/>
    </style:style>
    <style:style style:name="T14" style:family="text">
      <style:text-properties officeooo:rsid="000bb8f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1. </text:span>Arquitetura css</text:h>
      <text:p text:style-name="P1">È a materia que estuda a forma de se organizar a estruturas de arquivos da criação de uma página</text:p>
      <text:p text:style-name="P4">Estruturas de pastas:</text:p>
      <text:list xml:id="list1590067115" text:style-name="L1">
        <text:list-item>
          <text:p text:style-name="P6">assets → <text:span text:style-name="T6">pasta que contém apasta com os arquivos de css, imagens, js etc..</text:span></text:p>
        </text:list-item>
        <text:list-item>
          <text:p text:style-name="P7">CSS → <text:span text:style-name="T4">Possui os arquivos css</text:span></text:p>
        </text:list-item>
        <text:list-item>
          <text:p text:style-name="P7">IMG <text:span text:style-name="T4">→ Possui imagens</text:span></text:p>
        </text:list-item>
      </text:list>
      <text:h text:style-name="Heading_20_2" text:outline-level="2">2.Atomic Design: O que? Porque? Como?</text:h>
      <text:p text:style-name="Text_20_body"><text:span text:style-name="Strong_20_Emphasis"><text:span text:style-name="T4">O Atomic Design é uma metodologia desenvolvida por </text:span></text:span><text:a xlink:type="simple" xlink:href="https://bradfrost.com/" office:target-frame-name="_blank" xlink:show="new" text:style-name="Internet_20_link" text:visited-style-name="Visited_20_Internet_20_Link"><text:span text:style-name="Strong_20_Emphasis"><text:span text:style-name="T4">Brad Frost</text:span></text:span></text:a><text:span text:style-name="Strong_20_Emphasis"><text:span text:style-name="T4"> para a criação de </text:span></text:span><text:span text:style-name="Strong_20_Emphasis"><text:span text:style-name="Emphasis"><text:span text:style-name="T4">design systems</text:span></text:span></text:span><text:span text:style-name="Strong_20_Emphasis"><text:span text:style-name="T4">. Ela é composta por cinco estágios, trabalhando juntos para criar interfaces de maneira deliberada e hierárquica. Os cinco estágios do Atomic Design são: átomos, moléculas, organismos, modelos e paginas.</text:span></text:span></text:p>
      <text:p text:style-name="P8"/>
      <text:p text:style-name="P2"/>
      <text:h text:style-name="Heading_20_2" text:outline-level="2"><text:span text:style-name="T14">3</text:span>. Qual padrão de estruturas de classes usar?</text:h>
      <text:p text:style-name="P2">Existe a metodologia <text:span text:style-name="T2">BEM </text:span><text:span text:style-name="T4">que siguinifica :</text:span></text:p>
      <text:list xml:id="list2715201160" text:style-name="L2">
        <text:list-item>
          <text:p text:style-name="P9">Block – Element – Modfier</text:p>
        </text:list-item>
        <text:list-item>
          <text:p text:style-name="P9">Bloco de elemento Modificador</text:p>
        </text:list-item>
      </text:list>
      <text:p text:style-name="P3">Definição:</text:p>
      <text:list xml:id="list3750690032" text:style-name="L3">
        <text:list-item>
          <text:p text:style-name="P12"><text:span text:style-name="T11">Bloco</text:span><text:span text:style-name="T3"> </text:span><text:span text:style-name="T5">é um pequeno pedaço da aplicação → &lt;p class=”</text:span><text:span text:style-name="T8">banner</text:span><text:span text:style-name="T5">”&gt; banner é o bloco.</text:span></text:p>
        </text:list-item>
        <text:list-item>
          <text:p text:style-name="P13"><text:span text:style-name="T10">Elemento</text:span><text:span text:style-name="T4"> é filho de um bloco <text:s/>e é separado por __ → &lt;p class=”</text:span><text:span text:style-name="T7">banner</text:span><text:span text:style-name="T9">__principal</text:span><text:span text:style-name="T4">”&gt;</text:span></text:p>
        </text:list-item>
        <text:list-item>
          <text:p text:style-name="P14"><text:span text:style-name="T13">Modificador</text:span><text:span text:style-name="T4"> é separado por dois traços – →</text:span><text:span text:style-name="T5">&lt;p class=”</text:span><text:span text:style-name="T8">banner__</text:span><text:span text:style-name="T7">principal</text:span><text:span text:style-name="T12">--one</text:span><text:span text:style-name="T5">”&gt;</text:span></text:p>
        </text:list-item>
      </text:list>
      <text:p text:style-name="P10">Com essa definição é possível saber quem é filho de quem na marcação HTML</text:p>
      <text:p text:style-name="P10"/>
      <text:p text:style-name="P10"/>
      <text:h text:style-name="P5" text:outline-level="2"><text:soft-page-break/>4 estilização</text:h>
      <text:p text:style-name="P11">É uma prática muito importante na hora de se declarar as propriedades no CSS coloca-las em ordem alfabéticas pos conforme o código vai crescendo fica mas fácil de se localizar o estil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101cm" fo:margin-bottom="1.5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5:58:56.169416750</meta:creation-date>
    <dc:date>2022-03-20T19:30:29.206828582</dc:date>
    <meta:editing-duration>PT7H9M9S</meta:editing-duration>
    <meta:editing-cycles>9</meta:editing-cycles>
    <meta:generator>LibreOffice/7.2.5.2$Linux_X86_64 LibreOffice_project/499f9727c189e6ef3471021d6132d4c694f357e5</meta:generator>
    <meta:document-statistic meta:table-count="0" meta:image-count="0" meta:object-count="0" meta:page-count="2" meta:paragraph-count="19" meta:word-count="216" meta:character-count="1256" meta:non-whitespace-character-count="1064"/>
  </office:meta>
</office:document-meta>
</file>